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Helvetica" svg:font-family="Helvetica, Arial, sans-serif"/>
    <style:font-face style:name="Times New Roman1" svg:font-family="'Times New Roman', serif"/>
    <style:font-face style:name="arial" svg:font-family="arial, helvetica, clean, sans-serif"/>
    <style:font-face style:name="monospace" svg:font-family="monospace,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style:line-height-at-least="0.1575in" fo:text-indent="0in" style:auto-text-indent="false"/>
      <style:text-properties fo:font-variant="normal" fo:text-transform="none" fo:color="#000000" style:font-name="Times New Roman" fo:font-size="12pt" fo:letter-spacing="normal" fo:font-style="normal" fo:font-weight="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paragraph-properties fo:margin-left="0in" fo:margin-right="0in" style:line-height-at-least="0.1575in"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margin-left="0in" fo:margin-right="0in" style:line-height-at-least="0.1575in" fo:text-indent="0in"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5" style:family="paragraph" style:parent-style-name="Text_20_body">
      <style:paragraph-properties fo:margin-left="0in" fo:margin-right="0in" style:line-height-at-least="0.1575in" fo:text-indent="0in" style:auto-text-indent="false"/>
      <style:text-properties fo:font-variant="normal" fo:text-transform="none" fo:color="#000000" style:font-name="Times New Roman" fo:font-size="12pt" fo:letter-spacing="normal" fo:font-style="normal" fo:font-weight="normal" fo:background-color="transparent"/>
    </style:style>
    <style:style style:name="P6" style:family="paragraph" style:parent-style-name="Text_20_body">
      <style:paragraph-properties fo:margin-left="0in" fo:margin-right="0in" style:line-height-at-least="0.1575in"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7" style:family="paragraph" style:parent-style-name="Text_20_body">
      <style:paragraph-properties fo:margin-left="0in" fo:margin-right="0in" style:line-height-at-least="0.1575in" fo:text-indent="0in"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8" style:family="paragraph" style:parent-style-name="Text_20_body">
      <style:paragraph-properties fo:margin-left="0in" fo:margin-right="0in" style:line-height-at-least="0.1575in" fo:text-indent="0in" style:auto-text-indent="false"/>
    </style:style>
    <style:style style:name="P9" style:family="paragraph" style:parent-style-name="Text_20_body">
      <style:paragraph-properties fo:margin-left="0in" fo:margin-right="0in" style:line-height-at-least="0.1575in" fo:text-indent="0in" style:auto-text-indent="false"/>
      <style:text-properties style:font-name="Times New Roman" fo:font-size="12pt" fo:background-color="transparent" style:font-size-asian="12pt" style:font-size-complex="12pt"/>
    </style:style>
    <style:style style:name="T1" style:family="text">
      <style:text-properties fo:background-color="#f9f9f7"/>
    </style:style>
    <style:style style:name="T2" style:family="text">
      <style:text-properties fo:font-variant="normal" fo:text-transform="none" fo:color="#000000" fo:letter-spacing="normal" fo:font-style="normal" style:text-underline-style="none" fo:font-weight="normal" fo:background-color="#f9f9f7" style:font-style-asian="normal" style:font-style-complex="normal"/>
    </style:style>
    <style:style style:name="T3" style:family="text">
      <style:text-properties fo:font-variant="normal" fo:text-transform="none" fo:color="#000000" fo:letter-spacing="normal" fo:font-style="normal" style:text-underline-style="none" fo:font-weight="normal" style:font-style-asian="normal" style:font-style-complex="normal"/>
    </style:style>
    <style:style style:name="T4"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5" style:family="text">
      <style:text-properties style:text-underline-style="none"/>
    </style:style>
    <style:style style:name="T6" style:family="text">
      <style:text-properties style:text-underline-style="none" fo:background-color="#f9f9f7" style:font-style-asian="normal" style:font-style-complex="normal"/>
    </style:style>
    <style:style style:name="T7" style:family="text">
      <style:text-properties style:text-underline-style="none" style:font-style-asian="normal" style:font-style-complex="normal"/>
    </style:style>
    <style:style style:name="T8" style:family="text">
      <style:text-properties style:text-underline-style="none" style:font-size-asian="12pt" style:font-size-complex="12pt"/>
    </style:style>
    <style:style style:name="T9" style:family="text">
      <style:text-properties style:text-underline-style="none" style:font-size-asian="12pt" style:font-weight-asian="normal" style:font-size-complex="12pt" style:font-weight-complex="normal"/>
    </style:style>
    <style:style style:name="T10" style:family="text">
      <style:text-properties style:text-underline-style="none" fo:font-weight="bold" style:font-size-asian="12pt" style:font-weight-asian="bold" style:font-size-complex="12pt" style:font-weight-complex="bold"/>
    </style:style>
    <style:style style:name="T11" style:family="text">
      <style:text-properties style:font-size-asian="12pt" style:font-size-complex="12pt"/>
    </style:style>
    <style:style style:name="T12" style:family="text">
      <style:text-properties style:font-size-asian="12pt" style:font-weight-asian="normal" style:font-size-complex="12pt" style:font-weight-complex="normal"/>
    </style:style>
    <style:style style:name="T13" style:family="text">
      <style:text-properties style:font-name="Arial1" fo:font-size="14pt"/>
    </style:style>
    <style:style style:name="T14" style:family="text">
      <style:text-properties style:font-name="Arial1" fo:font-size="14pt" fo:font-weight="bold"/>
    </style:style>
    <style:style style:name="T15" style:family="text">
      <style:text-properties fo:font-size="14pt"/>
    </style:style>
    <style:style style:name="T16" style:family="text">
      <style:text-properties fo:font-size="14pt" fo:font-weight="bold"/>
    </style:style>
    <style:style style:name="T17" style:family="text">
      <style:text-properties fo:background-color="transparent"/>
    </style:style>
    <style:style style:name="T18" style:family="text">
      <style:text-properties fo:font-weight="bold" style:font-size-asian="12pt" style:font-size-complex="12pt"/>
    </style:style>
    <style:style style:name="T19" style:family="text">
      <style:text-properties fo:font-weight="bold" style:font-size-asian="12pt" style:font-weight-asian="bold" style:font-size-complex="12pt" style:font-weight-complex="bold"/>
    </style:style>
    <style:style style:name="T20" style:family="text">
      <style:text-properties fo:font-weight="bold" style:font-weight-asian="bold" style:font-weight-complex="bold"/>
    </style:style>
    <style:style style:name="T21" style:family="text">
      <style:text-properties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Exploration Questions</text:p>
      <text:p text:style-name="P2">Brent Gaither Matt K<text:span text:style-name="T5">achlik </text:span></text:p>
      <text:p text:style-name="P8"><text:span text:style-name="T4">1. Chromosome 12 specifically </text:span><text:span text:style-name="T4">chr12:40734202-40734202</text:span></text:p>
      <text:p text:style-name="P7">2. This sections occurs within the LRRK2 gene. It is in the intron of the gene.</text:p>
      <text:p text:style-name="P1"><text:span text:style-name="T8">3. <text:s/>There are 137 allele</text:span><text:span text:style-name="T9">s in the </text:span><text:span text:style-name="T12">rs34637584 gene.</text:span></text:p>
      <text:p text:style-name="P4">4. The region is in LRRK2 and <text:s/>SLC2A13, CNTN1, C12ORF40 and MUC19 are all within 500kb. <text:s/>ABCD2 is on the edge of the 500kb region. </text:p>
      <text:p text:style-name="P3"><text:span text:style-name="T21">5. LRRK2 has been assoc</text:span>iated with Parkinson's diseases before. SLC2A13 has been shown to be related to PD. CNTN<text:span text:style-name="T17">1, C12ORF40, MUC19 and ABCD2 have not been shown to be related to PD.</text:span></text:p>
      <text:p text:style-name="P5"><text:span text:style-name="T11">6. <text:s/>The article by Hernandez, D. et al. 2005 has linked the LRRK2 gene to Parkinson's. The Wataru Satake et al. Nature genetics 2009 shows the SLC2A13 gene is linked to Parkinson's.</text:span></text:p>
      <text:p text:style-name="P6">7. The SREBF1 is 4691 bp.</text:p>
      <text:p text:style-name="P6">8. This section represents the portion of the sequence that will actually be translated.</text:p>
      <text:p text:style-name="P6">9. The spliced mRNA sequence is from bp 104..3475. (3372 bp)</text:p>
      <text:p text:style-name="P6">10. The mRNA and CDS is the difference between the portion that is actually translated(CDS) and the portion that is transcribed and translated (mRNA). 28 % of the sequence is unused.</text:p>
      <text:p text:style-name="P6">11. There are 1124 co<text:span text:style-name="T7">dons. The first amino acids are </text:span><text:bookmark text:name="feature_578830022_CDS_0"/><text:span text:style-name="T7">MDCTFEDMLQ (methionine, aspartic acid,cysteine, threonine, phenylalanine,glutamic acid, aspartic acid, methionine, leucine, glutamine)</text:span></text:p>
      <text:p text:style-name="P9"><text:span text:style-name="T3">12. The gene encodes a transcription factor for binding sterol regulatory 1. </text:span></text:p>
      <text:p text:style-name="P9"><text:span text:style-name="T3">13. This gene is also linked to non-alcoholic fatty liver disease(NAFLD) and in .the insulin signing path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Helvetica" svg:font-family="Helvetica, Arial, sans-serif"/>
    <style:font-face style:name="Times New Roman1" svg:font-family="'Times New Roman', serif"/>
    <style:font-face style:name="arial" svg:font-family="arial, helvetica, clean, sans-serif"/>
    <style:font-face style:name="monospace" svg:font-family="monospace,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1-06T14:00:52</meta:creation-date>
    <dc:date>2015-01-08T09:12:23</dc:date>
    <dc:creator>Brent Gaither</dc:creator>
    <meta:editing-duration>P1DT19H11M33S</meta:editing-duration>
    <meta:editing-cycles>13</meta:editing-cycles>
    <meta:generator>OpenOffice.org/3.4$Unix OpenOffice.org_project/340m1$Build-9590</meta:generator>
    <meta:document-statistic meta:table-count="0" meta:image-count="0" meta:object-count="0" meta:page-count="1" meta:paragraph-count="15" meta:word-count="239" meta:character-count="1453"/>
  </office:meta>
</office:document-meta>
</file>